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0236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b43e6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baf5" officeooo:paragraph-rsid="0059baf5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27e0" officeooo:paragraph-rsid="005b43e6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0236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7129c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baf5" officeooo:paragraph-rsid="0059baf5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9a9c0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9a9c0"/>
    </style:style>
    <style:style style:name="T6" style:family="text">
      <style:text-properties officeooo:rsid="0041a84b"/>
    </style:style>
    <style:style style:name="T7" style:family="text">
      <style:text-properties officeooo:rsid="0055222d"/>
    </style:style>
    <style:style style:name="T8" style:family="text">
      <style:text-properties style:font-name-asian="Liberation Serif" style:font-name-complex="Liberation Serif"/>
    </style:style>
    <style:style style:name="T9" style:family="text">
      <style:text-properties officeooo:rsid="0055222d" style:font-name-asian="Liberation Serif" style:font-name-complex="Liberation Serif"/>
    </style:style>
    <style:style style:name="T10" style:family="text">
      <style:text-properties officeooo:rsid="005b43e6" style:font-name-asian="Liberation Serif" style:font-name-complex="Liberation Serif"/>
    </style:style>
    <style:style style:name="T11" style:family="text">
      <style:text-properties officeooo:rsid="0059a9c0" style:font-name-asian="Liberation Serif" style:font-name-complex="Liberation Seri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96cda" style:font-weight-asian="normal" style:font-weight-complex="normal"/>
    </style:style>
    <style:style style:name="T14" style:family="text">
      <style:text-properties fo:font-weight="normal" officeooo:rsid="005b43e6" style:font-weight-asian="normal" style:font-weight-complex="normal"/>
    </style:style>
    <style:style style:name="T15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96cda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59a9c0" style:font-name-asian="Liberation Serif" style:font-weight-asian="normal" style:font-name-complex="Liberation Serif" style:font-weight-complex="normal"/>
    </style:style>
    <style:style style:name="T18" style:family="text">
      <style:text-properties fo:font-weight="normal" officeooo:rsid="005b43e6" style:font-name-asian="Liberation Serif" style:font-weight-asian="normal" style:font-name-complex="Liberation Serif" style:font-weight-complex="normal"/>
    </style:style>
    <style:style style:name="T19" style:family="text">
      <style:text-properties officeooo:rsid="0059baf5"/>
    </style:style>
    <style:style style:name="T20" style:family="text">
      <style:text-properties officeooo:rsid="005a40dd"/>
    </style:style>
    <style:style style:name="T21" style:family="text">
      <style:text-properties fo:font-weight="bold" officeooo:rsid="005a40dd" style:font-weight-asian="bold" style:font-weight-complex="bold"/>
    </style:style>
    <style:style style:name="T22" style:family="text">
      <style:text-properties fo:font-weight="bold" officeooo:rsid="0056018f" style:font-weight-asian="bold" style:font-weight-complex="bold"/>
    </style:style>
    <style:style style:name="T23" style:family="text">
      <style:text-properties fo:font-weight="bold" officeooo:rsid="0055222d" style:font-weight-asian="bold" style:font-weight-complex="bold"/>
    </style:style>
    <style:style style:name="T24" style:family="text">
      <style:text-properties officeooo:rsid="005b43e6"/>
    </style:style>
    <style:style style:name="T25" style:family="text">
      <style:text-properties officeooo:rsid="0056018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/text:p>
      <text:list xml:id="list2808101195" text:style-name="L1">
        <text:list-item>
          <text:p text:style-name="P4"><text:span text:style-name="T5">Encadrer un nombre relatif</text:span>.</text:p>
        </text:list-item>
        <text:list-item>
          <text:p text:style-name="P4"><text:span text:style-name="T5">Intercaler un nombre décimal entre</text:span> de<text:span text:style-name="T5">ux</text:span> nombres décimaux.</text:p>
        </text:list-item>
        <text:list-item>
          <text:p text:style-name="P5">Ordre croissant et ordre décroissant.</text:p>
        </text:list-item>
      </text:list>
      <text:h text:style-name="P3" text:outline-level="1">Déroulé</text:h>
      <text:list xml:id="list402129562" text:style-name="L2">
        <text:list-item>
          <text:p text:style-name="P11">Questions Flash<text:span text:style-name="T12"> (10 min)</text:span></text:p>
          <text:p text:style-name="P8">Chercher l’intrus (différentes écritures d’un nombre décimal)</text:p>
        </text:list-item>
        <text:list-item>
          <text:p text:style-name="P13">Activité<text:span text:style-name="T12"> </text:span><text:span text:style-name="T14">(10 min)</text:span></text:p>
          <text:p text:style-name="P8"><text:span text:style-name="T21">Encadrer </text:span><text:span text:style-name="T20">: </text:span>Trouver une tablette de chocolat plus chère et une moins chère que le Cote d’Or</text:p>
          <text:list>
            <text:list-item>
              <text:p text:style-name="P8">moins chers : <text:s/>Noir Dessert ; Ferrero Rocher ; Carrefour amandes ; Merveilles du Monde</text:p>
            </text:list-item>
            <text:list-item>
              <text:p text:style-name="P8">plus chers : Milka ; Lindt ; Guatemala ; Carrefour Bio</text:p>
            </text:list-item>
          </text:list>
          <text:p text:style-name="P8"><text:span text:style-name="T21">Intercaler </text:span><text:span text:style-name="T20">: </text:span>Trouver une tablette de chocolat dont le prix est compris entre 2€ et 2,50€ (Ferrerro Rocher)</text:p>
        </text:list-item>
        <text:list-item>
          <text:p text:style-name="P12">Institutionalisation<text:span text:style-name="T12"> </text:span><text:span text:style-name="T13">(20 min)</text:span></text:p>
          <text:p text:style-name="P6">Encadrer</text:p>
          <text:p text:style-name="P6">Intercaler</text:p>
          <text:p text:style-name="P7">Ordre croissant / décroissant</text:p>
        </text:list-item>
        <text:list-item>
          <text:p text:style-name="P7"><text:span text:style-name="T23">T</text:span><text:span text:style-name="T22">aF</text:span><text:span text:style-name="T25"> – </text:span>Pour <text:span text:style-name="T24">vendredi 20/10</text:span></text:p>
          <text:p text:style-name="P7"><text:span text:style-name="T7">e</text:span>x. 50 p. 41 : intercaler ; <text:span text:style-name="T7">e</text:span><text:span text:style-name="T24">x. 52 p. 41 : encadrer</text:span></text:p>
          <text:p text:style-name="P6"/>
        </text:list-item>
        <text:list-item>
          <text:p text:style-name="P14"><text:span text:style-name="T10">Evaluation</text:span><text:span text:style-name="T8"> </text:span><text:span text:style-name="T16">(30 min)</text:span></text:p>
          <text:list>
            <text:list-item>
              <text:p text:style-name="P9">fraction décimale et écriture décimale</text:p>
            </text:list-item>
            <text:list-item>
              <text:p text:style-name="P9">demi-droite graduée et abscisse</text:p>
            </text:list-item>
            <text:list-item>
              <text:p text:style-name="P9">comparaison de décimaux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19">
      <number:month number:calendar="jewish" number:style="long" number:textual="true"/>
      <number:text> </number:text>
      <number:day number:calendar="jewish"/>
    </number:date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9baf5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7</text:span><text:span text:style-name="MT6"> - </text:span><text:span text:style-name="MT5">17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2:14:17.982702191</dc:date>
    <meta:editing-duration>PT11H17M29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65" meta:character-count="908" meta:non-whitespace-character-count="784"/>
  </office:meta>
</office:document-meta>
</file>